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zxx" fo:country="none" fo:font-style="italic" fo:font-weight="bold" officeooo:rsid="0015f7ab" officeooo:paragraph-rsid="0015f7a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language="zxx" fo:country="none" fo:font-weight="bold" officeooo:rsid="0016f1b7" officeooo:paragraph-rsid="0016f1b7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tyle="italic" fo:font-weight="bold" officeooo:paragraph-rsid="0015f7ab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15f7ab" officeooo:paragraph-rsid="0015f7ab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rsid="0016f1b7" officeooo:paragraph-rsid="0016f1b7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rsid="0015f7ab" officeooo:paragraph-rsid="0015f7ab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rsid="0016f1b7" officeooo:paragraph-rsid="0016f1b7"/>
    </style:style>
    <style:style style:name="P8" style:family="paragraph" style:parent-style-name="Standard">
      <style:paragraph-properties fo:text-align="start" style:justify-single-word="false"/>
      <style:text-properties officeooo:paragraph-rsid="00196c9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15f7ab" style:language-asian="zxx" style:country-asian="none" style:language-complex="zxx" style:country-complex="none"/>
    </style:style>
    <style:style style:name="T3" style:family="text">
      <style:text-properties fo:language="zxx" fo:country="none" officeooo:rsid="00196c9e" style:language-asian="zxx" style:country-asian="none" style:language-complex="zxx" style:country-complex="none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font-variant="normal" fo:text-transform="none" fo:color="#000000" loext:opacity="100%" fo:font-size="14pt" fo:letter-spacing="normal" fo:language="zxx" fo:country="none" officeooo:rsid="0015f7ab" style:language-asian="zxx" style:country-asian="none" style:language-complex="zxx" style:country-complex="none"/>
    </style:style>
    <style:style style:name="T6" style:family="text">
      <style:text-properties officeooo:rsid="00174ce8"/>
    </style:style>
    <style:style style:name="T7" style:family="text">
      <style:text-properties style:font-name="Times New Roman" fo:language="zxx" fo:country="none" fo:font-weight="normal" officeooo:rsid="00196c9e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style:font-name="Times New Roman" fo:language="zxx" fo:country="none" fo:font-weight="bold" officeooo:rsid="00196c9e" style:language-asian="zxx" style:country-asian="none" style:font-weight-asian="bold" style:language-complex="zxx" style:country-complex="none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нотация на дисертационна тема:</text:p>
      <text:p text:style-name="P3"><text:span text:style-name="T2">"</text:span><text:span text:style-name="T5">Методи и средства за изграждане на ОС в реално време базирана на RISC-V асемблер за безпилотни въздухоплавателни средства</text:span><text:span text:style-name="T2">"</text:span></text:p>
      <text:p text:style-name="P4"><text:span text:style-name="T3">Дисертант</text:span><text:span text:style-name="T1">: </text:span><text:span text:style-name="T4">маг. инж. Веселин Станчев </text:span></text:p>
      <text:p text:style-name="P4"><text:span text:style-name="T4"/></text:p>
      <text:p text:style-name="P4"><text:span text:style-name="T4"/></text:p>
      <text:p text:style-name="P8"><text:span text:style-name="T7">Поставеният проблем е актуален с оглед на нарастващата необходимост на военно-въздушните сили от програмно осигуряване на безпилотни летателни апарати. Също така делът на вградените системи, базирани на RISC-V архитектурата, непрекъснато се увеличава. Благодарение на отвореният стандарт на архитектурата, възможните сфери на приложение са различни. Целта на дисертационния труд е </text:span><text:span text:style-name="T8">да бъдат изследвани възможностите на <text:s/>RISC-V архитектурата чрез изграждането на операционна система в реално време, <text:s/>базирана на RISC-V асемблер</text:span><text:span text:style-name="T7">. Системата ще бъде в помощ на гражданската и военна авиация. <text:s/>Чрез използването й <text:s/>ще може да бъде подпомогната една от основните задачи пред военно-въздушните сили, а именно задачите свързани с операциите по търсене и спасяване. <text:s/>Очакваните резултати са свързани с <text:s/>дефинирането на подход за изграждане на подобен тип системи както и <text:s/>с пряко приложение на операционната система както за изпълнение на граждански задачи така и за учебни цели при обучение по дисциплини свързани с вградени системи и компютърни архитектури. </text:span></text:p>
      <text:p text:style-name="P8"><text:span text:style-name="T7"/></text:p>
      <text:p text:style-name="P8"><text:span text:style-name="T7"/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4"/></text:p>
      <text:p text:style-name="P5"><text:span text:style-name="T4">Професионално направление: 5.3 Комуникационна и компютърна техника</text:span></text:p>
      <text:p text:style-name="P2">Докторска програма: Компютърни системи, комплекси и мрежи</text:p>
      <text:p text:style-name="P2">Форма на обучение: самостоятелна</text:p>
      <text:p text:style-name="P2">Първично звено: <text:span text:style-name="T6">к</text:span>атедра <text:span text:style-name="T6">К</text:span>омпютърни системи и технологии, ФЕА ТУ-Пловдив</text:p>
      <text:p text:style-name="P5"/>
      <text:p text:style-name="P2">дата: <text:s text:c="90"/>Изготвил: 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20:56:36.354025313</meta:creation-date>
    <dc:date>2024-04-09T03:12:28.137155699</dc:date>
    <meta:editing-duration>PT3H26M13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1" meta:paragraph-count="9" meta:word-count="203" meta:character-count="1573" meta:non-whitespace-character-count="1279"/>
  </office:meta>
</office:document-meta>
</file>